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9177b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9177b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9177b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6" style:family="paragraph" style:parent-style-name="Table_20_Contents">
      <style:text-properties style:font-name="Liberation Seri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paragraph-rsid="00139706"/>
    </style:style>
    <style:style style:name="P10" style:family="paragraph" style:parent-style-name="Standard">
      <style:paragraph-properties fo:margin-left="112.5mm" fo:margin-right="0mm" fo:text-align="end" style:justify-single-word="false" fo:text-indent="0mm" style:auto-text-indent="false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margin-left="112.5mm" fo:margin-right="0mm" fo:text-align="end" style:justify-single-word="false" fo:text-indent="0mm" style:auto-text-indent="false"/>
    </style:style>
    <style:style style:name="P13" style:family="paragraph" style:parent-style-name="Standard" style:master-page-name="">
      <style:paragraph-properties fo:margin-left="112.5mm" fo:margin-right="0mm" fo:text-align="end" style:justify-single-word="false" fo:text-indent="0mm" style:auto-text-indent="false"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hipment in records"&gt;</text:placeholder></text:p>
      <text:p text:style-name="P13"><text:placeholder text:placeholder-type="text">&lt;if test="shipment.to_location.warehouse and shipment.to_location.warehouse.address"&gt;</text:placeholder></text:p>
      <text:p text:style-name="P10"><text:placeholder text:placeholder-type="text">&lt;shipment.to_location.warehouse.address.party.full_name&gt;</text:placeholder></text:p>
      <text:p text:style-name="P10"><text:placeholder text:placeholder-type="text">&lt;for each="line in shipment.to_location.warehouse.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0"><text:placeholder text:placeholder-type="text">&lt;/if&gt;</text:placeholder></text:p>
      <text:p text:style-name="P11">Internal Shipment</text:p>
      <text:p text:style-name="P9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reference or ''&gt;</text:placeholder></text:span></text:p>
      <text:p text:style-name="Standard"><text:span text:style-name="T1">From Location:</text:span> <text:placeholder text:placeholder-type="text">&lt;shipment.from_location.rec_name&gt;</text:placeholder></text:p>
      <text:p text:style-name="Standard"><text:span text:style-name="T1">To Location:</text:span> <text:placeholder text:placeholder-type="text">&lt;shipment.to_location.rec_name&gt;</text:placeholder></text:p>
      <text:p text:style-name="Standard"><text:span text:style-name="T1">Planned Date:</text:span><text:span text:style-name="T2"> </text:span><text:span text:style-name="T2"><text:placeholder text:placeholder-type="text">&lt;shipment.planned_date and format_date(shipment.planned_date, user.language) or ''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9177b"/>
    </style:style>
    <style:style style:name="MP2" style:family="paragraph" style:parent-style-name="Footer">
      <style:paragraph-properties fo:text-align="center" style:justify-single-word="false"/>
      <style:text-properties officeooo:paragraph-rsid="0019177b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9177b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initial-creator>Bertrand Chenal</meta:initial-creator>
    <meta:creation-date>2009-03-26T13:54:48</meta:creation-date>
    <dc:date>2015-10-13T10:36:44.677153652</dc:date>
    <meta:editing-cycles>59</meta:editing-cycles>
    <meta:editing-duration>PT7H24M43S</meta:editing-duration>
    <meta:document-statistic meta:table-count="1" meta:image-count="0" meta:object-count="0" meta:page-count="2" meta:paragraph-count="36" meta:word-count="77" meta:character-count="996" meta:non-whitespace-character-count="955"/>
    <meta:user-defined meta:name="Info 1"/>
    <meta:user-defined meta:name="Info 2"/>
    <meta:user-defined meta:name="Info 3"/>
    <meta:user-defined meta:name="Info 4"/>
  </office:meta>
</office:document-meta>
</file>